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25d67"/>
    </style:style>
    <style:style style:name="P3" style:family="paragraph" style:parent-style-name="Standard">
      <style:paragraph-properties fo:text-align="center" style:justify-single-word="false"/>
      <style:text-properties officeooo:paragraph-rsid="000a431c"/>
    </style:style>
    <style:style style:name="P4" style:family="paragraph" style:parent-style-name="Standard">
      <style:paragraph-properties fo:text-align="center" style:justify-single-word="false"/>
      <style:text-properties officeooo:paragraph-rsid="000675ea"/>
    </style:style>
    <style:style style:name="P5" style:family="paragraph" style:parent-style-name="Standard">
      <style:paragraph-properties fo:text-align="center" style:justify-single-word="false"/>
      <style:text-properties officeooo:paragraph-rsid="001c20e5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language="en" fo:country="US" fo:font-weight="bold" officeooo:rsid="000675ea" officeooo:paragraph-rsid="000675ea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en" fo:country="US" fo:font-weight="bold" officeooo:rsid="001c20e5" officeooo:paragraph-rsid="001c20e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en" fo:country="US" fo:font-weight="normal" officeooo:rsid="00025d67" officeooo:paragraph-rsid="00025d67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paragraph-rsid="00025d67"/>
    </style:style>
    <style:style style:name="P12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675ea" officeooo:paragraph-rsid="000675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dee26" officeooo:paragraph-rsid="000dee2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5pt" fo:language="en" fo:country="US" fo:font-weight="bold" officeooo:rsid="0008d8e9" officeooo:paragraph-rsid="0008d8e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dee26" officeooo:paragraph-rsid="000dee26"/>
    </style:style>
    <style:style style:name="P16" style:family="paragraph" style:parent-style-name="Абзац_20_списка">
      <style:paragraph-properties fo:margin-left="0in" fo:margin-right="0in" fo:text-align="end" style:justify-single-word="false" fo:text-indent="0in" style:auto-text-indent="false">
        <style:tab-stops>
          <style:tab-stop style:position="2.3752in"/>
        </style:tab-stops>
      </style:paragraph-properties>
    </style:style>
    <style:style style:name="P17" style:family="paragraph" style:parent-style-name="Абзац_20_списка">
      <style:paragraph-properties fo:margin-left="0in" fo:margin-right="0in" fo:text-align="center" style:justify-single-word="false" fo:text-indent="0in" style:auto-text-indent="false">
        <style:tab-stops>
          <style:tab-stop style:position="2.3752in"/>
        </style:tab-stops>
      </style:paragraph-properties>
      <style:text-properties officeooo:paragraph-rsid="00025d67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20pt" fo:language="en" fo:country="US" fo:font-weight="bold" officeooo:rsid="000439ce" officeooo:paragraph-rsid="000439ce" style:font-size-asian="20pt" style:font-weight-asian="bold" style:font-size-complex="20pt"/>
    </style:style>
    <style:style style:name="P19" style:family="paragraph" style:parent-style-name="Абзац_20_списка" style:list-style-name="WW8Num34">
      <style:paragraph-properties fo:text-align="center" style:justify-single-word="false">
        <style:tab-stops>
          <style:tab-stop style:position="2.3752in"/>
        </style:tab-stops>
      </style:paragraph-properties>
      <style:text-properties fo:language="en" fo:country="US" officeooo:rsid="0008d8e9" officeooo:paragraph-rsid="0008d8e9"/>
    </style:style>
    <style:style style:name="P20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fo:language="en" fo:country="US" officeooo:rsid="0008d8e9" officeooo:paragraph-rsid="0008d8e9"/>
    </style:style>
    <style:style style:name="P21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fo:language="en" fo:country="US" officeooo:rsid="001cd463" officeooo:paragraph-rsid="001de9c5"/>
    </style:style>
    <style:style style:name="P22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fo:language="en" fo:country="US" fo:font-style="normal" fo:font-weight="bold" officeooo:rsid="001cd463" officeooo:paragraph-rsid="001de9c5" style:font-style-asian="normal" style:font-weight-asian="bold" style:font-style-complex="normal" style:font-weight-complex="bold"/>
    </style:style>
    <style:style style:name="P23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</style:style>
    <style:style style:name="P24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officeooo:paragraph-rsid="0008d8e9"/>
    </style:style>
    <style:style style:name="P25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officeooo:paragraph-rsid="001c20e5"/>
    </style:style>
    <style:style style:name="P26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officeooo:paragraph-rsid="00025d67"/>
    </style:style>
    <style:style style:name="P27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officeooo:paragraph-rsid="000302f2"/>
    </style:style>
    <style:style style:name="P28" style:family="paragraph" style:parent-style-name="Абзац_20_списка" style:list-style-name="WW8Num34">
      <style:paragraph-properties fo:text-align="justify" style:justify-single-word="false">
        <style:tab-stops>
          <style:tab-stop style:position="2.3752in"/>
        </style:tab-stops>
      </style:paragraph-properties>
      <style:text-properties officeooo:paragraph-rsid="001cd463"/>
    </style:style>
    <style:style style:name="P29" style:family="paragraph" style:parent-style-name="Абзац_20_списка" style:list-style-name="WW8Num34">
      <style:paragraph-properties fo:text-align="end" style:justify-single-word="false">
        <style:tab-stops>
          <style:tab-stop style:position="2.3752in"/>
        </style:tab-stops>
      </style:paragraph-properties>
      <style:text-properties officeooo:paragraph-rsid="000675ea"/>
    </style:style>
    <style:style style:name="P30" style:family="paragraph" style:parent-style-name="Абзац_20_списка" style:list-style-name="WW8Num34">
      <style:paragraph-properties fo:text-align="end" style:justify-single-word="false">
        <style:tab-stops>
          <style:tab-stop style:position="2.3752in"/>
        </style:tab-stops>
      </style:paragraph-properties>
      <style:text-properties officeooo:paragraph-rsid="001c20e5"/>
    </style:style>
    <style:style style:name="P31" style:family="paragraph" style:parent-style-name="Абзац_20_списка" style:list-style-name="WW8Num34">
      <style:paragraph-properties fo:text-align="end" style:justify-single-word="false">
        <style:tab-stops>
          <style:tab-stop style:position="2.3752in"/>
        </style:tab-stops>
      </style:paragraph-properties>
      <style:text-properties officeooo:paragraph-rsid="000302f2"/>
    </style:style>
    <style:style style:name="P32" style:family="paragraph" style:parent-style-name="Абзац_20_списка" style:list-style-name="WW8Num34">
      <style:paragraph-properties fo:margin-left="0in" fo:margin-right="0in" fo:text-align="justify" style:justify-single-word="false" fo:text-indent="0in" style:auto-text-indent="false">
        <style:tab-stops>
          <style:tab-stop style:position="2.3752in"/>
        </style:tab-stops>
      </style:paragraph-properties>
      <style:text-properties fo:language="en" fo:country="US" officeooo:rsid="001cd463" officeooo:paragraph-rsid="001de9c5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font-weight="bold" officeooo:rsid="00025d67" style:font-size-asian="20pt" style:font-weight-asian="bold" style:font-size-complex="20pt"/>
    </style:style>
    <style:style style:name="T3" style:family="text">
      <style:text-properties fo:font-size="20pt" fo:language="en" fo:country="US" fo:font-weight="bold" style:font-size-asian="20pt" style:font-weight-asian="bold" style:font-size-complex="2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officeooo:rsid="000675ea" style:font-style-asian="italic"/>
    </style:style>
    <style:style style:name="T7" style:family="text">
      <style:text-properties fo:language="en" fo:country="US" officeooo:rsid="00025d67"/>
    </style:style>
    <style:style style:name="T8" style:family="text">
      <style:text-properties fo:language="en" fo:country="US" officeooo:rsid="000302f2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officeooo:rsid="0005217c"/>
    </style:style>
    <style:style style:name="T11" style:family="text">
      <style:text-properties fo:language="en" fo:country="US" officeooo:rsid="00063229"/>
    </style:style>
    <style:style style:name="T12" style:family="text">
      <style:text-properties fo:language="en" fo:country="US" officeooo:rsid="000675ea"/>
    </style:style>
    <style:style style:name="T13" style:family="text">
      <style:text-properties fo:language="en" fo:country="US" officeooo:rsid="001490f7"/>
    </style:style>
    <style:style style:name="T14" style:family="text">
      <style:text-properties fo:language="en" fo:country="US" officeooo:rsid="0019ae10"/>
    </style:style>
    <style:style style:name="T15" style:family="text">
      <style:text-properties fo:language="en" fo:country="US" officeooo:rsid="001ac133"/>
    </style:style>
    <style:style style:name="T16" style:family="text">
      <style:text-properties fo:language="en" fo:country="US" officeooo:rsid="001c20e5"/>
    </style:style>
    <style:style style:name="T17" style:family="text">
      <style:text-properties officeooo:rsid="00025d67"/>
    </style:style>
    <style:style style:name="T18" style:family="text">
      <style:text-properties officeooo:rsid="000302f2"/>
    </style:style>
    <style:style style:name="T19" style:family="text">
      <style:text-properties officeooo:rsid="00063229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officeooo:rsid="000675ea" style:font-style-asian="italic"/>
    </style:style>
    <style:style style:name="T2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US" fo:font-weight="normal" officeooo:rsid="000b62db" style:font-size-asian="12pt" style:font-weight-asian="normal" style:font-size-complex="12pt" style:font-weight-complex="normal"/>
    </style:style>
    <style:style style:name="T24" style:family="text">
      <style:text-properties officeooo:rsid="00166feb"/>
    </style:style>
    <style:style style:name="T25" style:family="text">
      <style:text-properties officeooo:rsid="00181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_top"/><text:bookmark-start text:name="top"/>ADA<text:bookmark-end text:name="_top"/><text:bookmark-end text:name="top"/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NTENTS</text:p>
      <text:p text:style-name="P10"/>
      <text:p text:style-name="P2"><text:a xlink:type="simple" xlink:href="#htaccess" text:style-name="Internet_20_link" text:visited-style-name="Visited_20_Internet_20_Link"><text:span text:style-name="Internet_20_link"><text:span text:style-name="T7">.htaccess</text:span></text:span></text:a></text:p>
      <text:p text:style-name="P4"><text:a xlink:type="simple" xlink:href="#PHP" text:style-name="Internet_20_link" text:visited-style-name="Visited_20_Internet_20_Link"><text:span text:style-name="Internet_20_link"><text:span text:style-name="T12">PHP</text:span></text:span></text:a></text:p>
      <text:p text:style-name="P5"><text:a xlink:type="simple" xlink:href="#SQL" text:style-name="Internet_20_link" text:visited-style-name="Visited_20_Internet_20_Link"><text:span text:style-name="Internet_20_link"><text:span text:style-name="T16">SQL</text:span></text:span></text:a></text:p>
      <text:p text:style-name="P1"><text:a xlink:type="simple" xlink:href="#Licenses" text:style-name="Internet_20_link" text:visited-style-name="Visited_20_Internet_20_Link"><text:span text:style-name="Internet_20_link"><text:span text:style-name="T4">Licenses</text:span></text:span></text:a><text:span text:style-name="T4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"><text:bookmark-start text:name="PHP"/><text:bookmark-start text:name="php"/>PHP<text:bookmark-end text:name="PHP"/><text:bookmark-end text:name="php"/></text:p>
      <text:p text:style-name="P12"/>
      <text:p text:style-name="P3"><text:a xlink:type="simple" xlink:href="#Autoloading" text:style-name="Internet_20_link" text:visited-style-name="Visited_20_Internet_20_Link"><text:span text:style-name="T23">Autoloading</text:span></text:a></text:p>
      <text:p text:style-name="P15"><text:span text:style-name="T23">C</text:span><text:span text:style-name="T22">lasses</text:span></text:p>
      <text:p text:style-name="P13"/>
      <text:p text:style-name="P12"/>
      <text:p text:style-name="P14"><text:bookmark-start text:name="Autoloading"/>Autoloading<text:bookmark-end text:name="Autoloading"/></text:p>
      <text:list xml:id="list2703773474" text:style-name="WW8Num34">
        <text:list-header>
          <text:p text:style-name="P19"><text:span text:style-name="Internet_20_link"/></text:p>
        </text:list-header>
        <text:list-item>
          <text:p text:style-name="P20"><text:a xlink:type="simple" xlink:href="https://zenwalker.me/blog/php-psr-0-vs-psr-4" text:style-name="Internet_20_link" text:visited-style-name="Visited_20_Internet_20_Link"><text:span text:style-name="Internet_20_link">Битва стандартов: PSR-0 против PSR-4</text:span></text:a></text:p>
        </text:list-item>
        <text:list-item>
          <text:p text:style-name="P24"><text:a xlink:type="simple" xlink:href="http://open-server.ru/docs/#rabota-s-composer" text:style-name="Internet_20_link" text:visited-style-name="Visited_20_Internet_20_Link"><text:span text:style-name="T13">Установка Composer</text:span></text:a></text:p>
        </text:list-item>
        <text:list-item>
          <text:p text:style-name="P24"><text:a xlink:type="simple" xlink:href="https://victor.4devs.io/ru/php/autoload-composer.html" text:style-name="Internet_20_link" text:visited-style-name="Visited_20_Internet_20_Link"><text:span text:style-name="T13">Autoload в Composer</text:span></text:a></text:p>
        </text:list-item>
        <text:list-item>
          <text:p text:style-name="P24"><text:a xlink:type="simple" xlink:href="http://captainkuro.com/php/load-local-directory-with-composer" text:style-name="Internet_20_link" text:visited-style-name="Visited_20_Internet_20_Link"><text:span text:style-name="T24">Load Local Directory with Composer</text:span></text:a></text:p>
          <text:p text:style-name="P28"><text:span text:style-name="T14">… c</text:span><text:span text:style-name="T25">reate own Composer-package</text:span><text:span text:style-name="T15">s</text:span><text:span text:style-name="T25"> with support of PHP’s default autoloader, because it written in C and works much faster than any custom ...</text:span></text:p>
        </text:list-item>
        <text:list-item>
          <text:p text:style-name="P21"><text:a xlink:type="simple" xlink:href="http://php.net/manual/ru/function.spl-autoload-register.php" text:style-name="Internet_20_link" text:visited-style-name="Visited_20_Internet_20_Link">When you create a subfolder structure matching the namespaces of the containing classes, you will never even have to define an autoloader</text:a></text:p>
          <text:list>
            <text:list-header>
              <text:p text:style-name="P22">spl_autoload_extensions(".php"); </text:p>
              <text:p text:style-name="P22">spl_autoload_register();</text:p>
              <text:p text:style-name="P32">It is recommended to use only one extension for all classes. PHP (more exactly spl_autoload) does the rest for you and is even quicker than a semantically equal self-defined autoload function</text:p>
            </text:list-header>
          </text:list>
          <text:p text:style-name="P29"><text:a xlink:type="simple" xlink:href="#Autoloading" text:style-name="Internet_20_link" text:visited-style-name="Visited_20_Internet_20_Link"><text:span text:style-name="Internet_20_link"><text:span text:style-name="T5">Up to section</text:span></text:span></text:a></text:p>
        </text:list-item>
      </text:list>
      <text:p text:style-name="P10"/>
      <text:p text:style-name="P8"><text:bookmark-start text:name="SQL"/>SQL<text:bookmark-end text:name="SQL"/></text:p>
      <text:p text:style-name="P10"/>
      <text:list xml:id="list153105553664170" text:continue-list="list2703773474" text:style-name="WW8Num34">
        <text:list-item text:start-value="1">
          <text:p text:style-name="P25"><text:a xlink:type="simple" xlink:href="http://irbis-school.com/blog/full/21/vybor-dvizhka-bd-innodb-vs-myisam" text:style-name="Internet_20_link" text:visited-style-name="Visited_20_Internet_20_Link"><text:span text:style-name="Internet_20_link"><text:span text:style-name="T16">Выбор движка БД. InnoDB vs MyISAM</text:span></text:span></text:a></text:p>
          <text:p text:style-name="P25">*Ну а в основном конечно MyISAM сдает позиции развивающемуся в нужном направлении InnoDB, начиная с 5.5 версии MySQL MyISAM утратил лидерство и InnoDB стал дефолтным.</text:p>
          <text:p text:style-name="P30"><text:a xlink:type="simple" xlink:href="#SQL" text:style-name="Internet_20_link" text:visited-style-name="Visited_20_Internet_20_Link"><text:span text:style-name="Internet_20_link"><text:span text:style-name="T5">Up to section</text:span></text:span></text:a></text:p>
        </text:list-item>
      </text:list>
      <text:p text:style-name="P10"/>
      <text:p text:style-name="P11"><text:bookmark-start text:name="htaccess"/><text:span text:style-name="T1">.</text:span><text:span text:style-name="T2">htaccess</text:span><text:bookmark-end text:name="htaccess"/></text:p>
      <text:p text:style-name="P9"/>
      <text:list xml:id="list153105237925448" text:continue-list="list153105553664170" text:style-name="WW8Num34">
        <text:list-item text:start-value="1">
          <text:p text:style-name="P26"><text:a xlink:type="simple" xlink:href="http://www.phpinfo.su/articles/practice/chpu_na_php.html" text:style-name="Internet_20_link" text:visited-style-name="Visited_20_Internet_20_Link"><text:span text:style-name="Internet_20_link">ЧПУ на PHP. Прочь от ModeRewrite правил. Единая точка </text:span></text:a><text:a xlink:type="simple" xlink:href="http://www.phpinfo.su/articles/practice/chpu_na_php.html" text:style-name="Internet_20_link" text:visited-style-name="Visited_20_Internet_20_Link"><text:span text:style-name="Internet_20_link"><text:span text:style-name="T17">входа</text:span></text:span></text:a></text:p>
        </text:list-item>
        <text:list-item>
          <text:p text:style-name="P26"><text:a xlink:type="simple" xlink:href="http://webew.ru/articles/2291.webew" text:style-name="Internet_20_link" text:visited-style-name="Visited_20_Internet_20_Link"><text:span text:style-name="Internet_20_link"><text:span text:style-name="T19">... списки содержимого каталогов просматривать будет нельзя (запросив /pics/, вместо списка картинок клиент получит перенаправление на /index.php</text:span></text:span></text:a></text:p>
        </text:list-item>
        <text:list-item>
          <text:p text:style-name="P26"><text:a xlink:type="simple" xlink:href="https://www.ukraine.com.ua/faq/oshibka-500-internal-server-erro.html#!8" text:style-name="Internet_20_link" text:visited-style-name="Visited_20_Internet_20_Link"><text:span text:style-name="Internet_20_link"><text:span text:style-name="T18">Если проблема связана с файлом .htaccess, то Вам следует изменить директиву Options +FollowSymLinks на Options +SymLinksIfOwnerMatch</text:span></text:span></text:a></text:p>
        </text:list-item>
        <text:list-item>
          <text:p text:style-name="P26"><text:a xlink:type="simple" xlink:href="https://habrahabr.ru/company/sprinthost/blog/129560/" text:style-name="Internet_20_link" text:visited-style-name="Visited_20_Internet_20_Link"><text:span text:style-name="Internet_20_link"><text:span text:style-name="T19">... Нужно обязательно указывать RewriteBase в .htaccess. Его значение — путь от корня сайта до .htaccess</text:span></text:span></text:a></text:p>
        </text:list-item>
        <text:list-item>
          <text:p text:style-name="P27"><text:a xlink:type="simple" xlink:href="http://coding.dp.ua/optimizatsiya/619-dubli-stranits-kak-dobavit-ili-ubrat-zavershayushhiy-slesh-v-kontse-url.html" text:style-name="Internet_20_link" text:visited-style-name="Visited_20_Internet_20_Link"><text:span text:style-name="Internet_20_link"><text:span text:style-name="T8">Дубли страниц: как добавить или убрать завершающий слеш в конце URL</text:span></text:span></text:a> <text:span text:style-name="T8">+ </text:span><text:a xlink:type="simple" xlink:href="http://myrusakov.ru/php-slash-url.html" text:style-name="Internet_20_link" text:visited-style-name="Visited_20_Internet_20_Link"><text:span text:style-name="T8">Как удалить/добавить слэш в конце URL через .htaccess</text:span></text:a><text:span text:style-name="T8"> </text:span><text:span text:style-name="T10">+ </text:span><text:a xlink:type="simple" xlink:href="http://www.htaccess.net.ru/doc/mod_rewrite/" text:style-name="Internet_20_link" text:visited-style-name="Visited_20_Internet_20_Link"><text:span text:style-name="T10">Убрать слэш в конце url, .htaccess убираем слэш в конце строки урла – ссылки</text:span></text:a></text:p>
        </text:list-item>
        <text:list-item>
          <text:p text:style-name="P27"><text:a xlink:type="simple" xlink:href="https://laracasts.com/discuss/channels/laravel/how-to-remove-indexphp-from-url?page=1" text:style-name="Internet_20_link" text:visited-style-name="Visited_20_Internet_20_Link"><text:span text:style-name="T11">... I used the code below to redirect "bad" URLs to correct once, without index.php</text:span></text:a><text:span text:style-name="T10"> </text:span></text:p>
          <text:p text:style-name="P31"><text:a xlink:type="simple" xlink:href="#htaccess" text:style-name="Internet_20_link" text:visited-style-name="Visited_20_Internet_20_Link"><text:span text:style-name="Internet_20_link"><text:span text:style-name="T5">Up to section</text:span></text:span></text:a></text:p>
        </text:list-item>
      </text:list>
      <text:p text:style-name="P17"><text:span text:style-name="Internet_20_link"><text:span text:style-name="T9"/></text:span></text:p>
      <text:p text:style-name="P1"><text:bookmark-start text:name="Licenses"/><text:span text:style-name="T3">Licenses</text:span><text:bookmark-end text:name="Licenses"/> </text:p>
      <text:p text:style-name="P10"/>
      <text:list xml:id="list153104900811994" text:continue-list="list153105237925448" text:style-name="WW8Num34">
        <text:list-item text:start-value="1">
          <text:p text:style-name="P23"><text:a xlink:type="simple" xlink:href="http://www.libertarium.ru/18586" text:style-name="Internet_20_link" text:visited-style-name="Visited_20_Internet_20_Link"><text:span text:style-name="Internet_20_link">Сравнительный</text:span></text:a><text:a xlink:type="simple" xlink:href="http://www.libertarium.ru/18586" text:style-name="Internet_20_link" text:visited-style-name="Visited_20_Internet_20_Link"><text:span text:style-name="Internet_20_link"><text:span text:style-name="T4"> </text:span></text:span></text:a><text:a xlink:type="simple" xlink:href="http://www.libertarium.ru/18586" text:style-name="Internet_20_link" text:visited-style-name="Visited_20_Internet_20_Link"><text:span text:style-name="Internet_20_link">анализ</text:span></text:a><text:a xlink:type="simple" xlink:href="http://www.libertarium.ru/18586" text:style-name="Internet_20_link" text:visited-style-name="Visited_20_Internet_20_Link"><text:span text:style-name="Internet_20_link"><text:span text:style-name="T4"> </text:span></text:span></text:a><text:a xlink:type="simple" xlink:href="http://www.libertarium.ru/18586" text:style-name="Internet_20_link" text:visited-style-name="Visited_20_Internet_20_Link"><text:span text:style-name="Internet_20_link">основных</text:span></text:a><text:a xlink:type="simple" xlink:href="http://www.libertarium.ru/18586" text:style-name="Internet_20_link" text:visited-style-name="Visited_20_Internet_20_Link"><text:span text:style-name="Internet_20_link"><text:span text:style-name="T4"> </text:span></text:span></text:a><text:a xlink:type="simple" xlink:href="http://www.libertarium.ru/18586" text:style-name="Internet_20_link" text:visited-style-name="Visited_20_Internet_20_Link"><text:span text:style-name="Internet_20_link">лицензий</text:span></text:a><text:a xlink:type="simple" xlink:href="http://www.libertarium.ru/18586" text:style-name="Internet_20_link" text:visited-style-name="Visited_20_Internet_20_Link"><text:span text:style-name="Internet_20_link"><text:span text:style-name="T4"> Open Source: GPL, LGPL, BSD, MIT, Mozilla public license, Apache software license</text:span></text:span></text:a></text:p>
        </text:list-item>
        <text:list-item>
          <text:p text:style-name="P23"><text:a xlink:type="simple" xlink:href="https://habrahabr.ru/post/243091/#Apache" text:style-name="Internet_20_link" text:visited-style-name="Visited_20_Internet_20_Link"><text:span text:style-name="Internet_20_link">Лицензия для вашего </text:span></text:a><text:a xlink:type="simple" xlink:href="https://habrahabr.ru/post/243091/#Apache" text:style-name="Internet_20_link" text:visited-style-name="Visited_20_Internet_20_Link"><text:span text:style-name="Internet_20_link"><text:span text:style-name="T4">open</text:span></text:span></text:a><text:a xlink:type="simple" xlink:href="https://habrahabr.ru/post/243091/#Apache" text:style-name="Internet_20_link" text:visited-style-name="Visited_20_Internet_20_Link"><text:span text:style-name="Internet_20_link">-</text:span></text:a><text:a xlink:type="simple" xlink:href="https://habrahabr.ru/post/243091/#Apache" text:style-name="Internet_20_link" text:visited-style-name="Visited_20_Internet_20_Link"><text:span text:style-name="Internet_20_link"><text:span text:style-name="T4">source</text:span></text:span></text:a><text:a xlink:type="simple" xlink:href="https://habrahabr.ru/post/243091/#Apache" text:style-name="Internet_20_link" text:visited-style-name="Visited_20_Internet_20_Link"><text:span text:style-name="Internet_20_link"> проекта</text:span></text:a></text:p>
        </text:list-item>
        <text:list-item>
          <text:p text:style-name="P23"><text:a xlink:type="simple" xlink:href="https://sellme.biz/2009/09/kakuju-licenziju-vibrat--dlja-opensorsnogo-proekta.html" text:style-name="Internet_20_link" text:visited-style-name="Visited_20_Internet_20_Link"><text:span text:style-name="Internet_20_link">Какую лицензию выбрать для опенсорсного проекта?</text:span></text:a></text:p>
        </text:list-item>
        <text:list-item>
          <text:p text:style-name="P23"><text:a xlink:type="simple" xlink:href="https://ru.wikipedia.org/wiki/Лицензия_Apache" text:style-name="Internet_20_link" text:visited-style-name="Visited_20_Internet_20_Link"><text:span text:style-name="Internet_20_link">Лицензия Apache</text:span></text:a></text:p>
        </text:list-item>
      </text:list>
      <text:p text:style-name="P16"><text:a xlink:type="simple" xlink:href="#Licenses" text:style-name="Internet_20_link" text:visited-style-name="Visited_20_Internet_20_Link"><text:span text:style-name="Internet_20_link"><text:span text:style-name="T5">Up to section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WW8Num1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/>
    </style:style>
    <style:style style:name="WW8Num3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weight="normal" style:font-weight-asian="normal"/>
    </style:style>
    <style:style style:name="WW8Num7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normal" style:font-weight-asian="normal"/>
    </style:style>
    <style:style style:name="WW8Num9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en" fo:country="US"/>
    </style:style>
    <style:style style:name="WW8Num12z1" style:family="text">
      <style:text-properties style:font-name="Wingdings" fo:font-family="Wingdings" style:font-pitch="variable" style:font-charset="x-symbol" fo:language="ru" fo:country="RU" style:font-name-complex="Wingdings" style:font-family-complex="Wingdings" style:font-pitch-complex="variable" style:font-charset-complex="x-symbol"/>
    </style:style>
    <style:style style:name="WW8Num12z2" style:family="text">
      <style:text-properties fo:color="#000000" style:font-name="Times New Roman" fo:font-family="'Times New Roman'" style:font-family-generic="roman" style:font-pitch="variable" fo:font-size="12pt" fo:language="en" fo:country="US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weight="normal" style:font-weight-asian="normal"/>
    </style:style>
    <style:style style:name="WW8Num13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weight="normal" style:font-weight-asian="normal"/>
    </style:style>
    <style:style style:name="WW8Num16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7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normal" style:font-weight-asian="normal"/>
    </style:style>
    <style:style style:name="WW8Num20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font-weight="normal" style:font-weight-asian="normal"/>
    </style:style>
    <style:style style:name="WW8Num21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normal" style:font-weight-asian="normal"/>
    </style:style>
    <style:style style:name="WW8Num22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weight="normal" style:font-weight-asian="normal"/>
    </style:style>
    <style:style style:name="WW8Num23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weight="normal" style:font-weight-asian="normal"/>
    </style:style>
    <style:style style:name="WW8Num24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weight="normal" style:font-weight-asian="normal"/>
    </style:style>
    <style:style style:name="WW8Num25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weight="normal" style:font-weight-asian="normal"/>
    </style:style>
    <style:style style:name="WW8Num27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weight="normal" style:font-weight-asian="norma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weight="normal" style:font-weight-asian="normal"/>
    </style:style>
    <style:style style:name="WW8Num30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normal" style:font-weight-asian="normal"/>
    </style:style>
    <style:style style:name="WW8Num31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weight="normal" style:font-weight-asian="normal"/>
    </style:style>
    <style:style style:name="WW8Num32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weight="normal" style:font-weight-asian="normal"/>
    </style:style>
    <style:style style:name="WW8Num33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language="en" fo:country="US" fo:font-style="normal" fo:font-weight="normal" style:font-style-asian="normal" style:font-weight-asian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weight="normal" style:font-weight-asian="normal"/>
    </style:style>
    <style:style style:name="WW8Num35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weight="normal" style:font-weight-asian="normal"/>
    </style:style>
    <style:style style:name="WW8Num36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weight="normal" style:font-weight-asian="normal"/>
    </style:style>
    <style:style style:name="WW8Num38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weight="normal" style:font-weight-asian="normal"/>
    </style:style>
    <style:style style:name="WW8Num39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font-weight="normal" style:font-weight-asian="normal"/>
    </style:style>
    <style:style style:name="WW8Num41z1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800080" style:text-underline-style="none"/>
    </style:style>
    <style:style style:name="serif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4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7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9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9846in" fo:text-indent="0.7874in"/>
        </style:list-level-properties>
      </text:list-level-style-number>
      <text:list-level-style-bullet text:level="2" text:style-name="WW8Num12z1" style:num-suffix="." text:bullet-char="">
        <style:list-level-properties text:list-level-position-and-space-mode="label-alignment">
          <style:list-level-label-alignment text:label-followed-by="listtab" text:list-tab-stop-position="1.772in" fo:text-indent="1.5752in"/>
        </style:list-level-properties>
        <style:text-properties style:font-name="Wingdings"/>
      </text:list-level-style-bullet>
      <text:list-level-style-number text:level="3" text:style-name="WW8Num12z2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13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16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17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0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1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2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3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4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5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27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1972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0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1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2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3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1972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5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6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8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39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41z1" style:num-suffix=")" style:num-format="1">
        <style:list-level-properties text:list-level-position-and-space-mode="label-alignment" fo:text-align="center">
          <style:list-level-label-alignment text:label-followed-by="listtab" text:list-tab-stop-position="0.7874in" fo:text-indent="0.7874in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ОФТОТЕКА</dc:title>
    <meta:initial-creator>Кока</meta:initial-creator>
    <meta:creation-date>2012-07-26T17:19:00</meta:creation-date>
    <dc:date>2017-11-09T15:31:02.323000000</dc:date>
    <meta:editing-cycles>1339</meta:editing-cycles>
    <meta:editing-duration>PT22H19M32S</meta:editing-duration>
    <meta:generator>LibreOffice/5.4.2.2$Windows_X86_64 LibreOffice_project/22b09f6418e8c2d508a9eaf86b2399209b0990f4</meta:generator>
    <meta:document-statistic meta:table-count="0" meta:image-count="0" meta:object-count="0" meta:page-count="2" meta:paragraph-count="38" meta:word-count="301" meta:character-count="1949" meta:non-whitespace-character-count="1696"/>
  </office:meta>
</office:document-meta>
</file>